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sail saga timeline</text:p>
      <text:p text:style-name="Standard"/>
      <text:p text:style-name="Standard">Days</text:p>
      <text:p text:style-name="Standard">0<text:tab/><text:tab/><text:tab/>destruction of Omitkiv</text:p>
      <text:p text:style-name="Standard">1<text:tab/><text:tab/><text:tab/>Skernaa fleet leaves Omitkiv</text:p>
      <text:p text:style-name="Standard">2<text:tab/><text:tab/><text:tab/>Derelict found</text:p>
      <text:p text:style-name="Standard">7<text:tab/><text:tab/><text:tab/>Skernaa fleet arrives at Sekvanta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kevin</meta:initial-creator>
    <meta:creation-date>2008-11-18T15:59:24</meta:creation-date>
    <dc:creator>kevin</dc:creator>
    <dc:date>2008-11-18T16:12:38</dc:date>
    <meta:editing-cycles>2</meta:editing-cycles>
    <meta:editing-duration>PT13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2" meta:character-count="139"/>
  </office:meta>
</office:document-meta>
</file>